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November 15, 2021 (09:14: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16T02:14:40Z</meta:creation-date>
    <dc:date>2021-11-16T02:14:40Z</dc:date>
    <meta:user-defined meta:name="date" meta:value-type="string">November  15, 2021 (09:14: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